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18c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ker run -dit --name wordpress_db -e MYSQL_ROOT_PASSWORD=pass -e MYSQL_DATABASE=wordpressdb -e MYSQL_USER=wordpress -e MYSQL_PASSWORD=wordpress --expose 3306 --expose 33060 --network my_network -v <text:span text:style-name="T1">db_data</text:span>/data:/var/lib/mysql mysql</text:p>
      <text:p text:style-name="Standard"/>
      <text:p text:style-name="Standard">docker run -dit --name wordpress-website -e WORDPRESS_DB_HOST=wordpress_db -e WORDPRESS_DB_USER=wordpress -e WORDPRESS_DB_PASSWORD=wordpress -e WORDPRESS_DB_NAME=wordpressdb -v <text:span text:style-name="T1">wp-data</text:span>/wp-data:/var/www/html -p 80:80 --network my_network wordpres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bg" fo:country="B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5T20:59:49.748489205</meta:creation-date>
    <dc:date>2025-11-16T00:06:10.599711423</dc:date>
    <meta:editing-duration>PT2H56M10S</meta:editing-duration>
    <meta:editing-cycles>1</meta:editing-cycles>
    <meta:document-statistic meta:table-count="0" meta:image-count="0" meta:object-count="0" meta:page-count="1" meta:paragraph-count="2" meta:word-count="48" meta:character-count="478" meta:non-whitespace-character-count="438"/>
    <meta:generator>LibreOffice/7.3.7.2$Linux_X86_64 LibreOffice_project/30$Build-2</meta:generator>
  </office:meta>
</office:document-meta>
</file>